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4e0b" officeooo:paragraph-rsid="00134e0b"/>
    </style:style>
    <style:style style:name="P2" style:family="paragraph" style:parent-style-name="Standard">
      <style:text-properties officeooo:rsid="00134e0b" officeooo:paragraph-rsid="00140ef3"/>
    </style:style>
    <style:style style:name="P3" style:family="paragraph" style:parent-style-name="Standard">
      <style:paragraph-properties fo:text-align="center" style:justify-single-word="false"/>
      <style:text-properties style:text-underline-style="solid" style:text-underline-width="auto" style:text-underline-color="font-color" officeooo:rsid="00134e0b" officeooo:paragraph-rsid="00134e0b"/>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134e0b" officeooo:paragraph-rsid="00134e0b"/>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140ef3" officeooo:paragraph-rsid="00134e0b"/>
    </style:style>
    <style:style style:name="P6" style:family="paragraph" style:parent-style-name="Standard">
      <style:paragraph-properties fo:text-align="start" style:justify-single-word="false"/>
      <style:text-properties style:text-underline-style="none" officeooo:rsid="00140ef3" officeooo:paragraph-rsid="00140ef3"/>
    </style:style>
    <style:style style:name="P7" style:family="paragraph" style:parent-style-name="Standard">
      <style:paragraph-properties fo:text-align="start" style:justify-single-word="false"/>
      <style:text-properties style:text-underline-style="none" officeooo:rsid="00140ef3" officeooo:paragraph-rsid="0014f36e"/>
    </style:style>
    <style:style style:name="P8" style:family="paragraph" style:parent-style-name="Standard">
      <style:paragraph-properties fo:text-align="start" style:justify-single-word="false"/>
      <style:text-properties style:text-underline-style="none" officeooo:rsid="0016cef0" officeooo:paragraph-rsid="0016cef0"/>
    </style:style>
    <style:style style:name="P9" style:family="paragraph" style:parent-style-name="Standard">
      <style:paragraph-properties fo:text-align="start" style:justify-single-word="false"/>
      <style:text-properties style:text-underline-style="none" officeooo:rsid="001aba2e" officeooo:paragraph-rsid="001aba2e"/>
    </style:style>
    <style:style style:name="T1" style:family="text">
      <style:text-properties officeooo:rsid="0014f36e"/>
    </style:style>
    <style:style style:name="T2" style:family="text">
      <style:text-properties officeooo:rsid="0018c65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bastien Gaspoz</text:p>
      <text:p text:style-name="P1">Marin Thiercelin</text:p>
      <text:p text:style-name="P3">Assignment 3 :Report </text:p>
      <text:p text:style-name="P3"/>
      <text:p text:style-name="P3"/>
      <text:p text:style-name="P4">Part I : Generalisation</text:p>
      <text:p text:style-name="P5"/>
      <text:p text:style-name="P6">To compute the state representation, we extracted several features from the screen array.</text:p>
      <text:p text:style-name="P6">We first used an iteration on the screen that tried to locate the pacman in the screen .</text:p>
      <text:p text:style-name="P7">Once the pacman was located, we iterated on the pixels around it <text:s/><text:span text:style-name="T1">(a 30*30 pixel square)</text:span> to look for the closest ghost <text:span text:style-name="T1">and we represented the state as a tuple (distance,direction). The distance being the manhattan distance of the closest ghost and direction being one of the North, East, West, South.</text:span></text:p>
      <text:p text:style-name="P7"><text:span text:style-name="T1">This gave a state-action space of size 60*4*4 = 960. This representation, even if it isn’t really powerfull, gave a good generalisation. The agent was able to learn that it was not rewarding to go in the direction of the ghosts, but, as the walls were ignored, was not able to avoid it really often.</text:span></text:p>
      <text:p text:style-name="P4"/>
      <text:p text:style-name="P4">Part II : Exploration</text:p>
      <text:p text:style-name="P4"/>
      <text:p text:style-name="P8">To enforce exploration we used a function that given a state , <text:s/>select the least frequently used action in that state, with a probability 1/T. Where T is a function of the frequency of the state : T = 10 if state frequency n &lt; 10 times, <text:s/>T = 20 if n &lt; 50, T=50 if n &lt; 100, T = n if n &gt; 100.</text:p>
      <text:p text:style-name="P8"/>
      <text:p text:style-name="P4"/>
      <text:p text:style-name="P4">Part III : <text:span text:style-name="T2">Performance</text:span></text:p>
      <text:p text:style-name="P4"/>
      <text:p text:style-name="P9">We let our agent learn on more than 2000 games and we noticed a slight improvement in the score.</text:p>
      <text:p text:style-name="P9">The agent learned to go away from the ghosts which in turn lead to a better score, but didn’t take into account the walls, and usually ended up being trapped in a corner. Also the agent didn’t learn anything about the situation where the ghosts are far away and this limited the improvement.</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3T14:51:04.278600701</meta:creation-date>
    <dc:date>2016-11-13T17:06:15.580966377</dc:date>
    <meta:editing-duration>PT48M51S</meta:editing-duration>
    <meta:editing-cycles>1</meta:editing-cycles>
    <meta:document-statistic meta:table-count="0" meta:image-count="0" meta:object-count="0" meta:page-count="1" meta:paragraph-count="13" meta:word-count="294" meta:character-count="1572" meta:non-whitespace-character-count="1287"/>
    <meta:generator>LibreOffice/5.1.4.2$Linux_X86_64 LibreOffice_project/10m0$Build-2</meta:generator>
  </office:meta>
</office:document-meta>
</file>